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margin-left="0.582cm" fo:margin-right="0cm" fo:text-align="center" style:justify-single-word="false" fo:text-indent="0cm" style:auto-text-indent="false"/>
      <style:text-properties fo:font-size="14pt" style:font-size-asian="14pt" style:font-size-complex="14pt"/>
    </style:style>
    <style:style style:name="P5" style:family="paragraph" style:parent-style-name="Standard">
      <style:paragraph-properties fo:margin-left="-0.053cm" fo:margin-right="0cm" fo:text-align="start" style:justify-single-word="false" fo:text-indent="0cm" style:auto-text-indent="false"/>
      <style:text-properties fo:font-size="14pt"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list-style-name="L1">
      <style:paragraph-properties fo:text-align="start" style:justify-single-word="false"/>
      <style:text-properties fo:font-size="14pt" style:font-size-asian="14pt" style:font-size-complex="14pt"/>
    </style:style>
    <style:style style:name="P8" style:family="paragraph" style:parent-style-name="Standard" style:list-style-name="L1">
      <style:paragraph-properties fo:text-align="center" style:justify-single-word="false"/>
      <style:text-properties fo:font-size="14pt" style:font-size-asian="14pt" style:font-size-complex="14pt"/>
    </style:style>
    <style:style style:name="T1" style:family="text">
      <style:text-properties fo:font-variant="normal" fo:text-transform="none" style:font-name="apple-system" fo:font-size="10.5pt" fo:letter-spacing="normal" fo:font-style="normal" fo:font-weight="normal" fo:background-color="#ffffff"/>
    </style:style>
    <style:style style:name="T2"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p>
      <text:p text:style-name="Standard"/>
      <text:p text:style-name="P1"><text:tab/><text:tab/><text:tab/>UWE JOSEF KRISTMANN </text:p>
      <text:p text:style-name="P1"/>
      <text:p text:style-name="P1">R. Drº Durval José Habib, 150, Centro, Santo Estevão/BA, CEP 44190-000 </text:p>
      <text:p text:style-name="P1">Alemão, casado, nascido em 31/01/1959, habilitado, permanência definitiva </text:p>
      <text:p text:style-name="P1">no Brasil deferida pelo Ministério da Justiça. </text:p>
      <text:p text:style-name="P1">Telefones para contato: (75) 3245-3391 / 992458322</text:p>
      <text:p text:style-name="P1">E-mail: <text:s/><text:a xlink:type="simple" xlink:href="mailto:uwekristmann@gmx.de" text:style-name="Internet_20_link" text:visited-style-name="Visited_20_Internet_20_Link">uwekristmann@gmx.de</text:a></text:p>
      <text:p text:style-name="Standard"><text:span text:style-name="T2">LinkedIn: </text:span><text:span text:style-name="T1">www.linkedin.com/in/uwekristmann</text:span> </text:p>
      <text:p text:style-name="P1"/>
      <text:list xml:id="list1501961276887399482" text:style-name="L1">
        <text:list-item>
          <text:p text:style-name="P7">FORMAÇÃO ACADÊMICA </text:p>
          <text:p text:style-name="P7">3º Grau incompleto (Bacharelado em Química pela Universidade de </text:p>
          <text:p text:style-name="P7">Heidelberg – Alemanha)</text:p>
        </text:list-item>
        <text:list-item>
          <text:p text:style-name="P7">CURSOS </text:p>
          <text:p text:style-name="P7">Cursos diversos a exemplo de Português Avançado (2005-2009),Especialista em informática, Programador, Administrador para redes das comunicações de dados e outros (comprovantes anexos).</text:p>
        </text:list-item>
        <text:list-item>
          <text:p text:style-name="P7">EXPERIÊNCIAS PROFISSIONAIS </text:p>
          <text:p text:style-name="P7">Experiências profissionais relacionadas ao desenvolvimento web </text:p>
          <text:p text:style-name="P7">usando banco de dados, na Alemanha e no Brasil (comprovantes anexados).</text:p>
          <text:p text:style-name="P7">Bons conhecimentos de inglês. </text:p>
          <text:p text:style-name="P7">Vem ministrando aulas particulares desde que está no Brasil.</text:p>
        </text:list-item>
        <text:list-item>
          <text:p text:style-name="P7">CONHECIMENTOS PROFISSIONAIS </text:p>
          <text:p text:style-name="P7">Competência principal em C#, ASP.NET Webforms, TSQL.</text:p>
          <text:p text:style-name="P7">Conhecimentos excelentes em HTML/CSS/Javascript,</text:p>
          <text:p text:style-name="P7">Framework Vuejs, PHP (Framework Yii/Laravel).</text:p>
        </text:list-item>
        <text:list-item>
          <text:p text:style-name="P7">Bons conhecimentos em Jquery, nodejs, Python, PLSQL.</text:p>
          <text:p text:style-name="P7">Sistemas operários: Win XP – Win10, Linux(Ubuntu16.04.LTS) </text:p>
          <text:p text:style-name="P7">Bancos de Dados: Oracle, MSSQL Server, Mysql, MongoDB.</text:p>
          <text:p text:style-name="P7">Software: Visual Studio, Visual Studio Code, Atom,</text:p>
          <text:p text:style-name="P7"><text:s text:c="17"/>IIS, Apache-Webserver, Github, Bitbucket.</text:p>
        </text:list-item>
        <text:list-item>
          <text:p text:style-name="P7">OBJETIVOS </text:p>
          <text:p text:style-name="P7">Aprimorar meus <text:s/>conhecimentos profissionais e <text:s/>pessoais, bem como contribuir para <text:s/>o <text:s/>desenvolvimento da <text:s/>instituição <text:s/>de <text:s/>forma <text:s/>ética <text:s/>e perseverante.</text:p>
        </text:list-item>
      </text:list>
      <text:p text:style-name="P5"/>
      <text:list xml:id="list31457324" text:continue-numbering="true" text:style-name="L1">
        <text:list-header>
          <text:p text:style-name="P8"><text:s/>Santo Estevão, Bahia, 20 de setembro de 2013. </text:p>
          <text:p text:style-name="P8">Uwe Josef Kristmann</text:p>
        </text:list-header>
      </text:list>
      <text:p text:style-name="P2"/>
      <text:p text:style-name="P2"/>
      <text:p text:style-name="P4"/>
      <text:p text:style-name="P3"/>
      <text:p text:style-name="P3"/>
      <text:p text:style-name="P3"/>
      <text:p text:style-name="P3"><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ohit Hindi1" svg:font-family="'Lohit Hindi'"/>
    <style:font-face style:name="OpenSymbol"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we </meta:initial-creator>
    <meta:creation-date>2013-03-31T19:33:59</meta:creation-date>
    <dc:date>2018-08-27T11:26:51.93</dc:date>
    <dc:creator>Uwe Kristmann</dc:creator>
    <meta:editing-duration>PT2H33M58S</meta:editing-duration>
    <meta:editing-cycles>10</meta:editing-cycles>
    <meta:generator>OpenOffice/4.1.5$Win32 OpenOffice.org_project/415m1$Build-9789</meta:generator>
    <meta:document-statistic meta:table-count="0" meta:image-count="0" meta:object-count="0" meta:page-count="2" meta:paragraph-count="31" meta:word-count="214" meta:character-count="1583"/>
  </office:meta>
</office:document-meta>
</file>